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serif"/>
    <style:font-face style:name="Palatino        Linotype" svg:font-family="'Palatino        Linotype', serif"/>
    <style:font-face style:name="Palatino Linotype" svg:font-family="'Palatino Linotype',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c1f8d" officeooo:paragraph-rsid="002c1f8d"/>
    </style:style>
    <style:style style:name="P2" style:family="paragraph" style:parent-style-name="Text_20_body">
      <style:paragraph-properties fo:margin-top="0in" fo:margin-bottom="0in" style:contextual-spacing="false" fo:line-height="115%" fo:text-align="center" style:justify-single-word="false"/>
      <style:text-properties style:font-name="Palatino Linotype" fo:font-size="12pt" officeooo:rsid="00179b4c" officeooo:paragraph-rsid="00179b4c"/>
    </style:style>
    <style:style style:name="P3" style:family="paragraph" style:parent-style-name="Text_20_body">
      <style:paragraph-properties fo:margin-left="0in" fo:margin-right="0in" fo:margin-top="0in" fo:margin-bottom="0in" style:contextual-spacing="false" fo:line-height="115%" fo:text-indent="0in" style:auto-text-indent="false"/>
    </style:style>
    <style:style style:name="P4" style:family="paragraph" style:parent-style-name="Text_20_body">
      <style:paragraph-properties fo:margin-left="0in" fo:margin-right="0in" fo:margin-top="0in" fo:margin-bottom="0in" style:contextual-spacing="false" fo:line-height="115%" fo:text-indent="0in" style:auto-text-indent="false"/>
      <style:text-properties officeooo:rsid="0017f0e3" officeooo:paragraph-rsid="0017f0e3"/>
    </style:style>
    <style:style style:name="P5" style:family="paragraph" style:parent-style-name="Text_20_body">
      <style:paragraph-properties fo:margin-left="0in" fo:margin-right="0in" fo:margin-top="0in" fo:margin-bottom="0in" style:contextual-spacing="false" fo:line-height="115%" fo:text-indent="0in" style:auto-text-indent="false"/>
      <style:text-properties fo:font-weight="bold" style:font-weight-asian="bold" style:font-weight-complex="bold"/>
    </style:style>
    <style:style style:name="P6" style:family="paragraph" style:parent-style-name="Text_20_body">
      <style:paragraph-properties fo:margin-left="1in" fo:margin-right="0in" fo:margin-top="0in" fo:margin-bottom="0in" style:contextual-spacing="false" fo:line-height="115%" fo:text-indent="0in" style:auto-text-indent="false"/>
    </style:style>
    <style:style style:name="P7" style:family="paragraph" style:parent-style-name="Text_20_body">
      <style:paragraph-properties fo:margin-left="1in" fo:margin-right="0in" fo:margin-top="0in" fo:margin-bottom="0in" style:contextual-spacing="false" fo:line-height="115%" fo:text-indent="0in" style:auto-text-indent="false"/>
      <style:text-properties fo:font-weight="bold" style:font-weight-asian="bold" style:font-weight-complex="bold"/>
    </style:style>
    <style:style style:name="T1" style:family="text">
      <style:text-properties fo:font-variant="normal" fo:text-transform="none" style:font-name="Palatino        Linotype" fo:font-size="12pt"/>
    </style:style>
    <style:style style:name="T2" style:family="text">
      <style:text-properties style:font-name="Palatino          Linotype" fo:font-size="12pt"/>
    </style:style>
    <style:style style:name="T3" style:family="text">
      <style:text-properties style:font-name="Palatino          Linotype" fo:font-size="12pt" fo:font-weight="bold"/>
    </style:style>
    <style:style style:name="T4" style:family="text">
      <style:text-properties style:font-name="Palatino          Linotype" fo:font-size="12pt" fo:font-weight="normal" officeooo:rsid="00197d4c" style:font-weight-asian="normal" style:font-weight-complex="normal"/>
    </style:style>
    <style:style style:name="T5" style:family="text">
      <style:text-properties style:font-name="Palatino          Linotype" fo:font-size="12pt" fo:font-weight="normal" officeooo:rsid="001b0948" style:font-weight-asian="normal" style:font-weight-complex="normal"/>
    </style:style>
    <style:style style:name="T6" style:family="text">
      <style:text-properties style:font-name="Palatino        Linotype" fo:font-size="12pt"/>
    </style:style>
    <style:style style:name="T7" style:family="text">
      <style:text-properties style:font-name="Palatino        Linotype" fo:font-size="12pt" officeooo:rsid="001ce265"/>
    </style:style>
    <style:style style:name="T8" style:family="text">
      <style:text-properties style:font-name="Palatino Linotype" fo:font-size="12pt"/>
    </style:style>
    <style:style style:name="T9" style:family="text">
      <style:text-properties style:font-name="Palatino Linotype" fo:font-size="12pt" officeooo:rsid="001efe5d"/>
    </style:style>
    <style:style style:name="T10" style:family="text">
      <style:text-properties style:font-name="Palatino Linotype" fo:font-size="12pt" officeooo:rsid="0021b1ab"/>
    </style:style>
    <style:style style:name="T11" style:family="text">
      <style:text-properties style:font-name="Palatino Linotype" fo:font-size="12pt" style:text-underline-style="none" officeooo:rsid="0021b1ab"/>
    </style:style>
    <style:style style:name="T12" style:family="text">
      <style:text-properties style:font-name="Palatino Linotype" fo:font-size="12pt" officeooo:rsid="002249c4"/>
    </style:style>
    <style:style style:name="T13" style:family="text">
      <style:text-properties style:font-name="Palatino Linotype" fo:font-size="12pt" officeooo:rsid="00228e06"/>
    </style:style>
    <style:style style:name="T14" style:family="text">
      <style:text-properties style:font-name="Palatino Linotype" fo:font-size="12pt" officeooo:rsid="0023fec7"/>
    </style:style>
    <style:style style:name="T15" style:family="text">
      <style:text-properties style:font-name="Palatino Linotype" fo:font-size="12pt" officeooo:rsid="0025f430"/>
    </style:style>
    <style:style style:name="T16" style:family="text">
      <style:text-properties style:font-name="Palatino Linotype" fo:font-size="12pt" officeooo:rsid="002707c8"/>
    </style:style>
    <style:style style:name="T17" style:family="text">
      <style:text-properties style:font-name="Palatino Linotype" fo:font-size="12pt" officeooo:rsid="0028e41f"/>
    </style:style>
    <style:style style:name="T18" style:family="text">
      <style:text-properties style:font-name="Palatino Linotype" fo:font-size="12pt" officeooo:rsid="002a5a02"/>
    </style:style>
    <style:style style:name="T19" style:family="text">
      <style:text-properties style:font-name="Palatino Linotype" fo:font-size="12pt" officeooo:rsid="002b8f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AL PROJECT – FINAL PROJECT CS2230</text:p>
      <text:p text:style-name="P2">Andrew Burcroff</text:p>
      <text:p text:style-name="P2">CS 2230</text:p>
      <text:p text:style-name="P3"><text:span text:style-name="T3">I) System Description – What does this do</text:span></text:p>
      <text:p text:style-name="P3"><text:span text:style-name="T3"><text:tab/></text:span><text:span text:style-name="T4">We were to write a program that will interact with the user. On the board hooked up to the MSP 430, we have a LED light, seven segment display, and a toggle switch. The toggle switch <text:s/>is programed to move for colors brightness. On the LED, it can appear: Blue, Red or Green. <text:s/></text:span><text:span text:style-name="T5">In order to switch colors, the the button on the MSP 430 has to be pressed. Then with the user input, they can use the toggle to increase or decrease the brightness of the LED. Then using the seven segment display it will show the value in hex what of the color that is being represented. As well, the programmer using mini com can display the color number as well display the name of the color at the end. The goal of this program is to switch colors and displaying the name and move the toggle around to get the name TEAL.</text:span></text:p>
      <text:p text:style-name="P3"><text:span text:style-name="T3">II) Hardware Used</text:span></text:p>
      <text:p text:style-name="P7"><text:span text:style-name="T6">a.</text:span><text:span text:style-name="T1"> </text:span><text:span text:style-name="T8">Processor, Peripherals</text:span></text:p>
      <text:p text:style-name="P6"><text:span text:style-name="T8"><text:tab/></text:span><text:span text:style-name="T12">For this project, I used a Linux operating system with using a MSP 430 as a micro-controller. The program is using C language to run its operations. </text:span><text:span text:style-name="T16">During this program and project, it will call use make files. As well, use mini-com to control the actions between the user and interface. </text:span><text:span text:style-name="T12"><text:s/></text:span></text:p>
      <text:p text:style-name="P7"><text:span text:style-name="T6">b.</text:span><text:span text:style-name="T1"> </text:span><text:span text:style-name="T8">How the above interact </text:span></text:p>
      <text:p text:style-name="P6"><text:span text:style-name="T8"><text:tab/></text:span><text:span text:style-name="T13">Well, the Linux operating system works in C language mostly. So the MSP 430 works with the Linux operating System. </text:span><text:span text:style-name="T14">By using command line in the operating system and using a make file. The make file helps run the program through file, in this file that can be called </text:span><text:span text:style-name="T15">it test make sure the file can ran through without any errors, erase the previous codes, clean the codes and </text:span><text:span text:style-name="T16">debug</text:span><text:span text:style-name="T15"> the code to see where the program crashed. </text:span><text:span text:style-name="T16">As well, the mini-com will print out the number of input of the color and the color name. </text:span></text:p>
      <text:p text:style-name="P7"><text:span text:style-name="T6">c.</text:span><text:span text:style-name="T1"> </text:span><text:span text:style-name="T8">Wiring to accomplish the task</text:span></text:p>
      <text:p text:style-name="P6"><text:span text:style-name="T8"><text:tab/></text:span><text:span text:style-name="T9">When wiring the task at hand, the toggle switch was very easy to manage. The out side parts of the switch are ground and power, it does not matter what side is which. Then the middle port of the toggle is the output of the toggle, whether the toggle is being moved or not, and his is connected to P1.4. The LED has four ports, The longest pin is the ground for the LED, looking <text:s/>at the LED, reading from left to right and the second pin is <text:s/>the ground. The order of the colors is Red, Ground, Green and Blue. The opposite way for the </text:span><text:span text:style-name="T10">LED is Blue, Green, Ground and Red. Finally, the Seven segment display has 16 pins on the bottom. When looking at the display with the decimal points at the bottom, there should be 5 wires going to the top and 4 wires coming out the </text:span><text:soft-page-break/><text:span text:style-name="T10">bottom.</text:span></text:p>
      <text:p text:style-name="P3"><text:span text:style-name="T3">III) Software Organization&gt;</text:span></text:p>
      <text:p text:style-name="P7"><text:span text:style-name="T6">a)</text:span><text:span text:style-name="T1"> </text:span><text:span text:style-name="T8">Overall algorithm in pseudo-code – what software strategies to accomplish I) specification</text:span></text:p>
      <text:p text:style-name="P6"><text:span text:style-name="T8"><text:tab/></text:span><text:span text:style-name="T17">Well, the major problem with this project is the seven segment display. The problem is how do you display the different elements as how do you flash the numbers on the display. You have to set those inputs to outputs or setting it to equal -1. Then, the seven segment display have 7 different parts or segments that need to be display, so we can set these between a to g. Each of these segments comes from either P1 or P2, most of them are P2. So, writing the software </text:span><text:span text:style-name="T18">I had to think of it two different parts of the timer. Where you have a if statement for each part of the hex numbers, for turning off the segments that do not need to be displayed for the given hex value. Then, you need two call sections for the two different parts of the first value and the second value.</text:span></text:p>
      <text:p text:style-name="P7"><text:span text:style-name="T6">b)</text:span><text:span text:style-name="T1"> </text:span><text:span text:style-name="T8">Separate modules specified including main. </text:span></text:p>
      <text:p text:style-name="P6"><text:span text:style-name="T8"><text:tab/></text:span><text:span text:style-name="T18">The different modules that we practiced early this semester was the first homework assignment, which is the </text:span><text:span text:style-name="T19">converting of the values into hex values. This is where buffer the value and we use the remainder to find the next value. Then, we used our past few assignments where we tried to light the LED by using the button on the board of the MSP 430. Then we used the toggle, to switch the brightness of the LED and change the value by using a interrupt. </text:span></text:p>
      <text:p text:style-name="P7"><text:span text:style-name="T6">c)</text:span><text:span text:style-name="T1"> </text:span><text:span text:style-name="T8">Any particular logic including shared variables, delays</text:span></text:p>
      <text:p text:style-name="P6"><text:span text:style-name="T8"><text:tab/></text:span><text:span text:style-name="T12">Well, there is a shared data for converting the value into hex. For this conversion, I used my first program this semester where I took in values and stored them into a buffer and divided them to get a hex value using the remainder of the buffer. A delay that takes place is in the switching colors of the LED, where there is a delay of 9600 cycles to get the color switched to the next color in line.</text:span></text:p>
      <text:p text:style-name="P5"><text:span text:style-name="T6">IV)</text:span><text:span text:style-name="T1"> </text:span><text:span text:style-name="T2">Progress Narrative</text:span> <text:span text:style-name="T8">Describe your development journey – what was order of development, particular bugs ?</text:span></text:p>
      <text:p text:style-name="P3"><text:span text:style-name="T8"><text:tab/></text:span><text:span text:style-name="T10">The major bug that came into play was the seven segment display, whether it was hooked up properly with the wires or the coding. For the longest time, in the main loop, I thought that the line </text:span><text:span text:style-name="T11">_enable_interrupts() was to enable all the interrupts in the code. I was wrong, this line is only for the interrupts that are programmed into the MSP 430, so the programmer would need to write a line of code to enable the Timer A0 for the segment seven display. </text:span></text:p>
      <text:p text:style-name="P5"><text:span text:style-name="T6">V)</text:span><text:span text:style-name="T2">&lt;Summary&gt; </text:span>– <text:span text:style-name="T6">What it finally is and is not , extra features </text:span></text:p>
      <text:p text:style-name="P4"><text:span text:style-name="T6"><text:tab/>Well, I used for loops to display in the timer A0. The 7 -segment display, where I </text:span><text:soft-page-break/><text:span text:style-name="T6">initialized the bits for each part in the top of the code. On this part of the code, P1 is set to </text:span><text:span text:style-name="T7">BIT 0 A, <text:s/>BIT5 = b, and BIT 7 =g. </text:span><text:span text:style-name="T6">P2 is set to </text:span><text:span text:style-name="T7">BIT0 = c, BIT2 = d, BIT3 = E, and BIT4 = F. Then for XIN and XOUT are for the P1. Using for loops for the seven segment display. I would pass in a parameter of int which would the BIT0 to BIT7 above</text:span></text:p>
      <text:p text:style-name="P4"><text:span text:style-name="T7"/></text:p>
      <text:p text:style-name="P5"><text:span text:style-name="T6">VI)</text:span><text:span text:style-name="T2">Appendix</text:span> <text:span text:style-name="T6">including documented source code </text:span></text:p>
      <text:p text:style-name="P5"><text:span text:style-name="T6"/></text:p>
      <text:p text:style-name="P1">#include &lt;msp430.h&gt;</text:p>
      <text:p text:style-name="P1">#include &lt;libemb/serial/serial.h&gt;</text:p>
      <text:p text:style-name="P1">#include &lt;libemb/conio/conio.h&gt;</text:p>
      <text:p text:style-name="P1">#include "colors.h"</text:p>
      <text:p text:style-name="P1"/>
      <text:p text:style-name="P1">void checkLED(int pass);</text:p>
      <text:p text:style-name="P1"/>
      <text:p text:style-name="P1">int ones = 0x0; <text:s text:c="27"/>//Intailize ones in hex</text:p>
      <text:p text:style-name="P1">int teens = 0x0; <text:s text:c="26"/>//Intailize teens in hex</text:p>
      <text:p text:style-name="P1"/>
      <text:p text:style-name="P1">/**********************Intailize Color for Print*********************/</text:p>
      <text:p text:style-name="P1"/>
      <text:p text:style-name="P1">unsigned int color = 1; <text:s text:c="19"/>//Intailize color to 1.</text:p>
      <text:p text:style-name="P1">int RED = 0; <text:s text:c="30"/>//Intailize RED.</text:p>
      <text:p text:style-name="P1">int GREEN = 0; <text:s text:c="28"/>//Intailize Green.</text:p>
      <text:p text:style-name="P1">int BLUE = 0; <text:s text:c="29"/>//Intailize Blue.</text:p>
      <text:p text:style-name="P1">int value =1; <text:s text:c="29"/>//Intailize value to 1.</text:p>
      <text:p text:style-name="P1"/>
      <text:p text:style-name="P1">/************************BIT Intailize********************************/</text:p>
      <text:p text:style-name="P1"/>
      <text:p text:style-name="P1">int A = BIT0; <text:s text:c="28"/>//P1.0</text:p>
      <text:p text:style-name="P1">int B = BIT5; <text:s text:c="28"/>//P1.5</text:p>
      <text:p text:style-name="P1">int c = BIT0; <text:s text:c="28"/>//P2.0</text:p>
      <text:p text:style-name="P1">int D = BIT2; <text:s text:c="28"/>//P2.2</text:p>
      <text:p text:style-name="P1">int E = BIT3; <text:s text:c="28"/>//P2.3</text:p>
      <text:p text:style-name="P1">int F = BIT4; <text:s text:c="28"/>//P2.4</text:p>
      <text:p text:style-name="P1">int G = BIT7; <text:s text:c="28"/>//P1.7</text:p>
      <text:p text:style-name="P1">int XIN = BIT6; <text:s text:c="26"/>//P1.6</text:p>
      <text:p text:style-name="P1">int XOUT = BIT7; <text:s text:c="25"/>//P1.7</text:p>
      <text:p text:style-name="P1"/>
      <text:p text:style-name="P1">/**************************Main Method******************************/</text:p>
      <text:p text:style-name="P1"/>
      <text:p text:style-name="P1">int main(void)</text:p>
      <text:p text:style-name="P1">{</text:p>
      <text:p text:style-name="P1"><text:s text:c="4"/>WDTCTL <text:s/>= WDTPW | WDTHOLD; <text:s text:c="13"/>// wizard words</text:p>
      <text:p text:style-name="P1"><text:s text:c="4"/>BCSCTL1 = CALBC1_1MHZ;</text:p>
      <text:p text:style-name="P1"><text:s text:c="4"/>DCOCTL <text:s/>= CALDCO_1MHZ;</text:p>
      <text:p text:style-name="P1"/>
      <text:p text:style-name="P1">/******************************P1 Materials*************************/</text:p>
      <text:p text:style-name="P1"/>
      <text:p text:style-name="P1"><text:soft-page-break/><text:s text:c="4"/>P1DIR = A|B|BIT6|BIT7;</text:p>
      <text:p text:style-name="P1"><text:s text:c="4"/>P1REN |= BIT3;</text:p>
      <text:p text:style-name="P1"><text:s text:c="4"/>P1SEL = BIT6 |BIT4;</text:p>
      <text:p text:style-name="P1"><text:s text:c="4"/>P1OUT = BIT3;</text:p>
      <text:p text:style-name="P1"><text:s text:c="4"/>P1IE <text:s/>|= BIT3;</text:p>
      <text:p text:style-name="P1"><text:s text:c="4"/>P1IES |= BIT3;</text:p>
      <text:p text:style-name="P1"/>
      <text:p text:style-name="P1">/****************************P2 Materials***************************/</text:p>
      <text:p text:style-name="P1"/>
      <text:p text:style-name="P1"><text:s text:c="4"/>P2DIR = -1;</text:p>
      <text:p text:style-name="P1"><text:s text:c="4"/>P2OUT = BIT6 | BIT7;</text:p>
      <text:p text:style-name="P1"><text:s text:c="4"/>P2SEL = BIT5 | BIT1;</text:p>
      <text:p text:style-name="P1"/>
      <text:p text:style-name="P1">/***************************Toggle button**************************/</text:p>
      <text:p text:style-name="P1"/>
      <text:p text:style-name="P1"><text:s text:c="4"/>TA0CTL <text:s text:c="2"/>= TASSEL_2 | MC_1 | ID_3; <text:s text:c="5"/>// use TA0.1 for PWM on P1.6</text:p>
      <text:p text:style-name="P1"><text:s text:c="4"/>TA0CCR0 <text:s/>= 0x3FF; <text:s text:c="22"/>// 10-bit maximum value</text:p>
      <text:p text:style-name="P1"><text:s text:c="4"/>TA0CCR1 <text:s/>= 0; <text:s text:c="26"/>// start off</text:p>
      <text:p text:style-name="P1"><text:s text:c="4"/>TA0CCTL1 = OUTMOD_7; <text:s text:c="19"/>// reset/set output mode</text:p>
      <text:p text:style-name="P1"/>
      <text:p text:style-name="P1"><text:s text:c="4"/>TA1CTL <text:s text:c="2"/>= TASSEL_2 | MC_1 | ID_3; <text:s text:c="5"/>// use TA1.1 for PWM on P1.6</text:p>
      <text:p text:style-name="P1"><text:s text:c="4"/>TA1CCR0 <text:s/>= 0x3FF; <text:s text:c="22"/>// 10-bit maximum value</text:p>
      <text:p text:style-name="P1"><text:s text:c="4"/>TA1CCR1 <text:s/>= 0; <text:s text:c="26"/>// start off</text:p>
      <text:p text:style-name="P1"><text:s text:c="4"/>TA1CCTL1 = OUTMOD_7; <text:s text:c="19"/>// reset/set output mode</text:p>
      <text:p text:style-name="P1"/>
      <text:p text:style-name="P1"><text:s text:c="4"/>TA1CCR2 <text:s/>= 0; <text:s text:c="26"/>// 10-bit maximum value</text:p>
      <text:p text:style-name="P1"><text:s text:c="4"/>TA1CCTL2 = OUTMOD_7; <text:s text:c="19"/>// reset/set output mode</text:p>
      <text:p text:style-name="P1"/>
      <text:p text:style-name="P1"><text:s text:c="4"/>ADC10CTL1 = INCH_4 | ADC10DIV_3; <text:s text:c="7"/>// ADC10 channel 4, clock divider 3</text:p>
      <text:p text:style-name="P1"><text:s text:c="4"/>ADC10CTL0 = SREF_0 | ADC10SHT_3 | <text:s text:c="6"/>// VCC/VSS ref, 64 x ADC10CLKs</text:p>
      <text:p text:style-name="P1"><text:s text:c="15"/>ADC10ON | ADC10IE; <text:s text:c="10"/>// ADC10 enable, ADC10 interrupt enable</text:p>
      <text:p text:style-name="P1"><text:s text:c="4"/>ADC10AE0 <text:s/>= BIT4; <text:s text:c="22"/>// analog enable channel 4</text:p>
      <text:p text:style-name="P1"/>
      <text:p text:style-name="P1"><text:s text:c="4"/>serial_init(9600);</text:p>
      <text:p text:style-name="P1"><text:s text:c="5"/>__enable_interrupt(); <text:s text:c="17"/>// interrupts enabled</text:p>
      <text:p text:style-name="P1"/>
      <text:p text:style-name="P1"><text:s text:c="4"/>TA0CCTL0 = CCIE;</text:p>
      <text:p text:style-name="P1"><text:s text:c="4"/>while(1)</text:p>
      <text:p text:style-name="P1"><text:s text:c="4"/>{</text:p>
      <text:p text:style-name="P1"><text:s text:c="8"/>__delay_cycles(10000); <text:s text:c="17"/>//Wait for ADC ref to settle</text:p>
      <text:p text:style-name="P1"><text:s text:c="8"/>ADC10CTL0 |= ENC + ADC10SC; <text:s text:c="12"/>//Sampling and conversion start</text:p>
      <text:p text:style-name="P1"><text:s text:c="8"/>if(color == 1){</text:p>
      <text:p text:style-name="P1"><text:s text:c="12"/>TA0CCR1 = ADC10MEM &amp; 0x3F8; <text:s text:c="8"/>//Assigns the value held in ADC10MEM to the TA1CCR1 register</text:p>
      <text:p text:style-name="P1"><text:s text:c="12"/>RED = (ADC10MEM &amp; 0x3F8)/128; <text:s text:c="6"/>//Getting the value of input of memory / 128.</text:p>
      <text:p text:style-name="P1"><text:s text:c="8"/>}else if(color == 2){</text:p>
      <text:p text:style-name="P1"><text:s text:c="12"/>TA1CCR1 = ADC10MEM &amp; 0x3F8; <text:s text:c="8"/>//Assigns the value held in ADC10MEM to the TA1CCR1 register</text:p>
      <text:p text:style-name="P1"><text:s text:c="12"/>GREEN = (ADC10MEM &amp; 0x3F8)/128; <text:s text:c="4"/>//Getting the value of input of memory / 128.</text:p>
      <text:p text:style-name="P1"><text:soft-page-break/><text:s text:c="8"/>}else if(color == 3){</text:p>
      <text:p text:style-name="P1"><text:s text:c="12"/>TA1CCR2 = ADC10MEM &amp; 0x3F8; <text:s text:c="8"/>//Assigns the value held in ADC10MEM to the TA1CCR2 register</text:p>
      <text:p text:style-name="P1"><text:s text:c="12"/>BLUE = (ADC10MEM &amp; 0x3F8)/128; <text:s text:c="5"/>//Getting the value of input of memory / 128.</text:p>
      <text:p text:style-name="P1"><text:s text:c="8"/>}</text:p>
      <text:p text:style-name="P1"><text:s text:c="8"/>int name = (RED + (GREEN * 8) + (BLUE * 64));</text:p>
      <text:p text:style-name="P1"><text:s text:c="8"/>cio_printf("\r RED %i, GREEN %i, BLUE %i, color: %s <text:s text:c="7"/>", RED, GREEN, BLUE, colors[name]);</text:p>
      <text:p text:style-name="P1"><text:s text:c="4"/>}</text:p>
      <text:p text:style-name="P1"><text:s text:c="4"/>return 0;</text:p>
      <text:p text:style-name="P1">}</text:p>
      <text:p text:style-name="P1"/>
      <text:p text:style-name="P1">/*****************************change the color***********************/</text:p>
      <text:p text:style-name="P1"/>
      <text:p text:style-name="P1">#pragma vector=PORT1_VECTOR</text:p>
      <text:p text:style-name="P1">__interrupt void portinterrupt (void){</text:p>
      <text:p text:style-name="P1"><text:s text:c="2"/>P1IFG &amp;= ~BIT3;</text:p>
      <text:p text:style-name="P1"><text:s text:c="4"/>if(color == 1){</text:p>
      <text:p text:style-name="P1"><text:s text:c="6"/>color = 2; <text:s text:c="27"/>//Setting the color to equal 2.</text:p>
      <text:p text:style-name="P1"><text:s text:c="4"/>}else if(color == 2){</text:p>
      <text:p text:style-name="P1"><text:s text:c="6"/>color = 3; <text:s text:c="27"/>//Setting the color to equal 3.</text:p>
      <text:p text:style-name="P1"><text:s text:c="4"/>}else if(color == 3){</text:p>
      <text:p text:style-name="P1"><text:s text:c="6"/>color = 1; <text:s text:c="27"/>//Setting the color to equal 1.</text:p>
      <text:p text:style-name="P1"><text:s text:c="4"/>}</text:p>
      <text:p text:style-name="P1">}</text:p>
      <text:p text:style-name="P1"/>
      <text:p text:style-name="P1">/***********************7 Segement Display**************************/</text:p>
      <text:p text:style-name="P1"/>
      <text:p text:style-name="P1">#pragma vector=TIMER0_A0_VECTOR</text:p>
      <text:p text:style-name="P1">__interrupt void TIMER0_A0 (void){</text:p>
      <text:p text:style-name="P1"><text:s text:c="2"/>int number = ((ADC10MEM &amp; 0x3F8)/8); <text:s text:c="5"/>//Setting the number of input /8.</text:p>
      <text:p text:style-name="P1"><text:s text:c="2"/>ones = number % 16; <text:s text:c="22"/>//Setting the ones to number of 16 of hex.</text:p>
      <text:p text:style-name="P1"><text:s text:c="2"/>teens = ((number / 16)%16); <text:s text:c="14"/>//Setting the remainder of the number.</text:p>
      <text:p text:style-name="P1"/>
      <text:p text:style-name="P1"><text:s text:c="2"/>if (value == 1){</text:p>
      <text:p text:style-name="P1"><text:s text:c="4"/>P2OUT = XIN; <text:s text:c="28"/>//Turning on the XOUT of p2.</text:p>
      <text:p text:style-name="P1"><text:s text:c="4"/>P1OUT = BIT3; <text:s text:c="27"/>//Turning on the BIT3 of p1.</text:p>
      <text:p text:style-name="P1"><text:s text:c="4"/>checkLED(teens); <text:s text:c="24"/>//CheckLED of the teens.</text:p>
      <text:p text:style-name="P1"><text:s text:c="4"/>value =2; <text:s text:c="31"/>//Setting the value to 2.</text:p>
      <text:p text:style-name="P1"><text:s text:c="2"/>}</text:p>
      <text:p text:style-name="P1"><text:s text:c="2"/>else if(value ==2){</text:p>
      <text:p text:style-name="P1"><text:s text:c="4"/>P2OUT = XOUT; <text:s text:c="27"/>//Turning on XOUT of p2.</text:p>
      <text:p text:style-name="P1"><text:s text:c="4"/>P1OUT = BIT3; <text:s text:c="27"/>//Turning on BIT3 of P1.</text:p>
      <text:p text:style-name="P1"><text:s text:c="4"/>checkLED(ones); <text:s text:c="25"/>//CheckLED of the ones.</text:p>
      <text:p text:style-name="P1"><text:s text:c="4"/>value = 1; <text:s text:c="30"/>//Setting the value to 1.</text:p>
      <text:p text:style-name="P1"><text:s text:c="2"/>}</text:p>
      <text:p text:style-name="P1">}</text:p>
      <text:p text:style-name="P1"><text:s text:c="2"/>void checkLED(int pass){</text:p>
      <text:p text:style-name="P1"><text:s text:c="4"/>if(pass == 0x0){</text:p>
      <text:p text:style-name="P1"><text:soft-page-break/><text:s text:c="8"/>P1OUT |= G; <text:s text:c="24"/>//Turn off the G part.</text:p>
      <text:p text:style-name="P1"><text:s text:c="4"/>}</text:p>
      <text:p text:style-name="P1"><text:s text:c="4"/>else if(pass == 0x1){</text:p>
      <text:p text:style-name="P1"><text:s text:c="6"/>P2OUT |= D|E|F; <text:s text:c="22"/>//Turn off the D, E and F part.</text:p>
      <text:p text:style-name="P1"><text:s text:c="6"/>P1OUT |= A|G; <text:s text:c="24"/>//Turn off the A and G part.</text:p>
      <text:p text:style-name="P1"/>
      <text:p text:style-name="P1"><text:s text:c="4"/>}</text:p>
      <text:p text:style-name="P1"><text:s text:c="4"/>else if(pass == 0x2){</text:p>
      <text:p text:style-name="P1"><text:s text:c="8"/>P2OUT |= F|c; <text:s text:c="22"/>//Turn off the F and c part.</text:p>
      <text:p text:style-name="P1"><text:s text:c="4"/>}</text:p>
      <text:p text:style-name="P1"><text:s text:c="4"/>else if(pass == 0x3){</text:p>
      <text:p text:style-name="P1"><text:s text:c="6"/>P2OUT |= F|E; <text:s text:c="24"/>//Turn off the F and E part.</text:p>
      <text:p text:style-name="P1"><text:s text:c="4"/>}</text:p>
      <text:p text:style-name="P1"><text:s text:c="4"/>else if(pass == 0x4){</text:p>
      <text:p text:style-name="P1"><text:s text:c="6"/>P2OUT |= E|D; <text:s text:c="24"/>//Turn off the E and D part.</text:p>
      <text:p text:style-name="P1"><text:s text:c="4"/>}</text:p>
      <text:p text:style-name="P1"><text:s text:c="4"/>else if(pass == 0x5){</text:p>
      <text:p text:style-name="P1"><text:s text:c="6"/>P1OUT |= B; <text:s text:c="26"/>//Turn off the B part.</text:p>
      <text:p text:style-name="P1"><text:s text:c="6"/>P2OUT |= E; <text:s text:c="26"/>//Turn off the E part.</text:p>
      <text:p text:style-name="P1"><text:s text:c="4"/>}</text:p>
      <text:p text:style-name="P1"><text:s text:c="4"/>else if(pass == 0x6){</text:p>
      <text:p text:style-name="P1"><text:s text:c="6"/>P1OUT |= B; <text:s text:c="26"/>//Turn off the B part.</text:p>
      <text:p text:style-name="P1"><text:s text:c="4"/>}</text:p>
      <text:p text:style-name="P1"><text:s text:c="4"/>else if(pass == 0x7){</text:p>
      <text:p text:style-name="P1"><text:s text:c="6"/>P1OUT |=G; <text:s text:c="27"/>//Turn off the G part.</text:p>
      <text:p text:style-name="P1"><text:s text:c="6"/>P2OUT |= F|E|D; <text:s text:c="22"/>//Turn off the F, E, D part.</text:p>
      <text:p text:style-name="P1"><text:s text:c="4"/>}</text:p>
      <text:p text:style-name="P1"><text:s text:c="4"/>else if(pass == 0x8){</text:p>
      <text:p text:style-name="P1"><text:s text:c="44"/>//Nothing to do</text:p>
      <text:p text:style-name="P1"><text:s text:c="4"/>}</text:p>
      <text:p text:style-name="P1"><text:s text:c="4"/>else if(pass == 0x9){</text:p>
      <text:p text:style-name="P1"><text:s text:c="6"/>P2OUT |= E; <text:s text:c="26"/>//Turn off the E Part.</text:p>
      <text:p text:style-name="P1"><text:s text:c="4"/>}</text:p>
      <text:p text:style-name="P1"><text:s text:c="4"/>else if(pass == 0xA){</text:p>
      <text:p text:style-name="P1"><text:s text:c="8"/>P2OUT |=D; <text:s text:c="25"/>//Turn off the D part.</text:p>
      <text:p text:style-name="P1"><text:s text:c="4"/>}</text:p>
      <text:p text:style-name="P1"><text:s text:c="4"/>else if(pass == 0xB){</text:p>
      <text:p text:style-name="P1"><text:s text:c="6"/>P1OUT |= A|B; <text:s text:c="24"/>//Turn off the A and B part.</text:p>
      <text:p text:style-name="P1"><text:s text:c="4"/>}</text:p>
      <text:p text:style-name="P1"><text:s text:c="4"/>else if(pass == 0xC){</text:p>
      <text:p text:style-name="P1"><text:s text:c="6"/>P1OUT |= B|G; <text:s text:c="24"/>//Turn off the B and G part.</text:p>
      <text:p text:style-name="P1"><text:s text:c="6"/>P2OUT |= c; <text:s text:c="26"/>//Turn off the c part.</text:p>
      <text:p text:style-name="P1"><text:s text:c="4"/>}</text:p>
      <text:p text:style-name="P1"><text:s text:c="4"/>else if(pass == 0xD){</text:p>
      <text:p text:style-name="P1"><text:s text:c="6"/>P1OUT |= A; <text:s text:c="26"/>//Turn off the A part.</text:p>
      <text:p text:style-name="P1"><text:s text:c="6"/>P2OUT |= F; <text:s text:c="26"/>//Turn off the F part.</text:p>
      <text:p text:style-name="P1"><text:s text:c="4"/>}</text:p>
      <text:p text:style-name="P1"><text:s text:c="4"/>else if(pass == 0xE){</text:p>
      <text:p text:style-name="P1"><text:s text:c="6"/>P1OUT |= B; <text:s text:c="26"/>//Turn off the B part.</text:p>
      <text:p text:style-name="P1"><text:soft-page-break/><text:s text:c="6"/>P2OUT |= C; <text:s text:c="26"/>//Turn off the C part.</text:p>
      <text:p text:style-name="P1"><text:s text:c="4"/>}</text:p>
      <text:p text:style-name="P1"><text:s text:c="4"/>else if(pass == 0xF){</text:p>
      <text:p text:style-name="P1"><text:s text:c="6"/>P2OUT |= C|D; <text:s text:c="24"/>//Turn off the C and D part.</text:p>
      <text:p text:style-name="P1"><text:s text:c="6"/>P1OUT |= B;</text:p>
      <text:p text:style-name="P1"><text:s text:c="4"/>}</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alatino          Linotype" svg:font-family="'Palatino          Linotype', serif"/>
    <style:font-face style:name="Palatino        Linotype" svg:font-family="'Palatino        Linotype', serif"/>
    <style:font-face style:name="Palatino Linotype" svg:font-family="'Palatino Linotype',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Burcroff</meta:initial-creator>
    <meta:creation-date>2016-12-12T09:57:54.131328778</meta:creation-date>
    <dc:date>2016-12-12T17:14:10.052777709</dc:date>
    <dc:creator>Andrew Burcroff</dc:creator>
    <meta:editing-duration>PT7H1M1S</meta:editing-duration>
    <meta:editing-cycles>8</meta:editing-cycles>
    <meta:generator>LibreOffice/4.2.8.2$Linux_X86_64 LibreOffice_project/420m0$Build-2</meta:generator>
    <meta:document-statistic meta:table-count="0" meta:image-count="0" meta:object-count="0" meta:page-count="7" meta:paragraph-count="189" meta:word-count="1933" meta:character-count="12833" meta:non-whitespace-character-count="8739"/>
  </office:meta>
</office:document-meta>
</file>